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ize="72pt" style:font-size-asian="72pt" style:font-size-complex="72pt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Index"><text:span text:style-name="Heading_20_1_20_Char">Hello </text:span>how are you this is a <text:span text:style-name="T1">docx </text:span>file and I want to insert the {name} in here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in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3</meta:editing-cycles>
    <meta:creation-date>2023-10-21T21:22:14</meta:creation-date>
    <dc:date>2023-10-22T01:39:42</dc:date>
    <meta:generator>LibreOffice/7.5.6.2$Linux_X86_64 LibreOffice_project/50$Build-2</meta:generator>
    <meta:document-statistic meta:table-count="0" meta:image-count="0" meta:object-count="0" meta:page-count="1" meta:paragraph-count="1" meta:word-count="18" meta:character-count="79" meta:non-whitespace-character-count="61"/>
  </office:meta>
</office:document-meta>
</file>